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65.9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mrbw-sa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5f_mrbw-sa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Normal_5f_ckt-irsense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5f_mrbw-sa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2.01pt" style:rotation-align="none"/>
    </style:style>
    <style:style style:name="ce8" style:family="table-cell" style:parent-style-name="Normal_5f_mrbw-sa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00"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11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fr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530002B02500G</text:p>
          </table:table-cell>
          <table:table-cell office:value-type="string" calcext:value-type="string">
            <text:p>Aavid Thermalloy</text:p>
          </table:table-cell>
          <table:table-cell office:value-type="string" calcext:value-type="string">
            <text:p>TO220 Heatsink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HS1, HS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BR0540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chottky Rectif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</table:table-row>
        <table:table-row table:style-name="ro2">
          <table:table-cell table:style-name="ce3" office:value-type="string" calcext:value-type="string">
            <text:p>LG N971-KN-1</text:p>
          </table:table-cell>
          <table:table-cell/>
          <table:table-cell office:value-type="string" calcext:value-type="string">
            <text:p>Green LED (12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,D4</text:p>
          </table:table-cell>
        </table:table-row>
        <table:table-row table:style-name="ro1">
          <table:table-cell office:value-type="string" calcext:value-type="string">
            <text:p>APL3015SECK-F01</text:p>
          </table:table-cell>
          <table:table-cell/>
          <table:table-cell office:value-type="string" calcext:value-type="string">
            <text:p>Orange LED (120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SK24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Schottky Rectifier (40V, 2A, DO-214-A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8</text:p>
          </table:table-cell>
        </table:table-row>
        <table:table-row table:style-name="ro1">
          <table:table-cell office:value-type="string" calcext:value-type="string">
            <text:p>SMP4-SBC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R/G LED (PLCC-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D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8-1393792-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3A DPDT Re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,K2</text:p>
          </table:table-cell>
        </table:table-row>
        <table:table-row table:style-name="ro1">
          <table:table-cell office:value-type="string" calcext:value-type="string">
            <text:p>RY5W-K</text:p>
          </table:table-cell>
          <table:table-cell office:value-type="string" calcext:value-type="string">
            <text:p>Takamisawa</text:p>
          </table:table-cell>
          <table:table-cell office:value-type="string" calcext:value-type="string">
            <text:p>1A DPDT Re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,K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78L05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V linear regulator (SOT8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-78E5.0-0.5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5V switching regulato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Si8642BA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2/2 Digital Iso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SP485REN</text:p>
          </table:table-cell>
          <table:table-cell office:value-type="string" calcext:value-type="string">
            <text:p>Sipex</text:p>
          </table:table-cell>
          <table:table-cell office:value-type="string" calcext:value-type="string">
            <text:p>RS485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ATmega328A-AU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Microcontroller (TQFP-3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MCP490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ual 8-bit DAC (SO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office:value-type="string" calcext:value-type="string">
            <text:p>LM358D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ual op amp (SO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string" calcext:value-type="string">
            <text:p>CKT-TEMP220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2C Temperature Monitor (TO22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U9</text:p>
          </table:table-cell>
        </table:table-row>
        <table:table-row table:style-name="ro1">
          <table:table-cell office:value-type="string" calcext:value-type="string">
            <text:p>DRDC3105E6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ual relay driver (SOT23-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U12</text:p>
          </table:table-cell>
        </table:table-row>
        <table:table-row table:style-name="ro1">
          <table:table-cell office:value-type="string" calcext:value-type="string">
            <text:p>PCA9536D,112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I2C 4 output I/O Expander (SO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MCF0805JT33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330 Resistor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2</text:p>
          </table:table-cell>
        </table:table-row>
        <table:table-row table:style-name="ro1">
          <table:table-cell office:value-type="string" calcext:value-type="string">
            <text:p>RMCF0805JT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k Resistor (080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R4,R5,R7,R11,R18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3k Resis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27k Resistor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12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22 ohm resistor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R13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47k Resis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string" calcext:value-type="string">
            <text:p>MNR12ERAPJ202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2k 5% 0606 2-pack resistor ar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R20</text:p>
          </table:table-cell>
        </table:table-row>
        <table:table-row table:style-name="ro1">
          <table:table-cell office:value-type="string" calcext:value-type="string">
            <text:p>742C043102JPCT-ND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1k 5% 0606 2-pack resistor arr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R17</text:p>
          </table:table-cell>
        </table:table-row>
        <table:table-row table:style-name="ro1">
          <table:table-cell office:value-type="string" calcext:value-type="string">
            <text:p>2-1623788-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2 ohm, 5W vertical wirewound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R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N6045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2N6045G NPN Darlington - 8A, 100V (TO22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Q3</text:p>
          </table:table-cell>
        </table:table-row>
        <table:table-row table:style-name="ro1">
          <table:table-cell office:value-type="string" calcext:value-type="string">
            <text:p>MMBT2222ALT3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BT2222 (SOT2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Q4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 office:value-type="string" calcext:value-type="string">
            <text:p>IRF</text:p>
          </table:table-cell>
          <table:table-cell office:value-type="string" calcext:value-type="string">
            <text:p>N-channel FET - 25V, 5.8A (SOT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68uF 16V Electrolytic Capacitor (6.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uF 16V X7R/X5R (08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9,C11,C15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0.1uF 16V X7R/X5R (080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C4,C5,C8,C12,C14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7" office:value-type="string" calcext:value-type="string">
            <text:p>22pF 16V NP0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C7</text:p>
          </table:table-cell>
        </table:table-row>
        <table:table-row table:style-name="ro1">
          <table:table-cell office:value-type="string" calcext:value-type="string">
            <text:p>UCD1V101MNL1G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100uF 35V Electrolytic (8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C10A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0uF 25V X7R/X5R (<text:span text:style-name="T1">1210</text:span><text:span text:style-name="T2">)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B,C16,C19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uF 50V X7R/X5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00pF 25V C0G/NPO (08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7,C18,C20,C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9C-20.000MBBK-T</text:p>
          </table:table-cell>
          <table:table-cell office:value-type="string" calcext:value-type="string">
            <text:p>TXC</text:p>
          </table:table-cell>
          <table:table-cell table:style-name="ce8" office:value-type="string" calcext:value-type="string">
            <text:p>20MHz Crystal (HC-49 SM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00-216-260-450</text:p>
          </table:table-cell>
          <table:table-cell office:value-type="string" calcext:value-type="string">
            <text:p>EDAC</text:p>
          </table:table-cell>
          <table:table-cell table:style-name="ce8" office:value-type="string" calcext:value-type="string">
            <text:p>Dual RJ45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/>
          <table:table-cell office:value-type="string" calcext:value-type="string">
            <text:p>Generic</text:p>
          </table:table-cell>
          <table:table-cell table:style-name="ce8" office:value-type="string" calcext:value-type="string">
            <text:p>Dual 0.2" Terminal Bl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2,J3,J6.J7.J8,J9,J10</text:p>
          </table:table-cell>
        </table:table-row>
        <table:table-row table:style-name="ro1">
          <table:table-cell office:value-type="string" calcext:value-type="string">
            <text:p>PJ-202AH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5.5/2.0mm High Current Barrel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XG8T-0631</text:p>
          </table:table-cell>
          <table:table-cell/>
          <table:table-cell table:style-name="ce8" office:value-type="string" calcext:value-type="string">
            <text:p>2x3 male hea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table:style-name="ce4" office:value-type="float" office:value="878980426" calcext:value-type="float">
            <text:p>878980426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x4 SMT 0.1”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JP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T2195LPST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5-position 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kt-irsense" style:display-name="Normal_ckt-irsens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mrbw-sat" style:display-name="Normal_mrbw-sa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4:26:30.912949880</meta:creation-date>
    <dc:date>2017-09-04T14:27:48.645725824</dc:date>
    <meta:editing-duration>PT1M17S</meta:editing-duration>
    <meta:editing-cycles>1</meta:editing-cycles>
    <meta:document-statistic meta:table-count="1" meta:cell-count="215" meta:object-count="0"/>
    <meta:generator>LibreOffice/5.1.6.2$Linux_X86_64 LibreOffice_project/10m0$Build-2</meta:generator>
  </office:meta>
</office:document-meta>
</file>